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5.23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4.195cm"/>
    </style:style>
    <style:style style:name="co1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essure / mbar</text:p>
          </table:table-cell>
          <table:table-cell office:value-type="string" calcext:value-type="string">
            <text:p>pressure error/ mbar</text:p>
          </table:table-cell>
          <table:table-cell table:style-name="Default" office:value-type="string" calcext:value-type="string">
            <text:p>Voltage Across Wire/V</text:p>
          </table:table-cell>
          <table:table-cell office:value-type="string" calcext:value-type="string">
            <text:p>Power Supply Voltage/V</text:p>
          </table:table-cell>
          <table:table-cell table:style-name="Default" office:value-type="string" calcext:value-type="string">
            <text:p>Current Across Wire/mA</text:p>
          </table:table-cell>
          <table:table-cell office:value-type="string" calcext:value-type="string">
            <text:p>Resistance/ micro resistance . Cm</text:p>
          </table:table-cell>
          <table:table-cell office:value-type="string" calcext:value-type="string">
            <text:p>Resistivity/ micro resistance centimetres</text:p>
          </table:table-cell>
          <table:table-cell office:value-type="string" calcext:value-type="string">
            <text:p>Rate of Heat Loss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Rayleigh Number</text:p>
          </table:table-cell>
          <table:table-cell office:value-type="string" calcext:value-type="string">
            <text:p>Conduction</text:p>
          </table:table-cell>
          <table:table-cell office:value-type="string" calcext:value-type="string">
            <text:p>Convection</text:p>
          </table:table-cell>
          <table:table-cell office:value-type="string" calcext:value-type="string">
            <text:p>Emissiv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 atm</text:p>
          </table:table-cell>
          <table:table-cell table:style-name="ce1"/>
          <table:table-cell office:value-type="float" office:value="0.05306" calcext:value-type="float">
            <text:p>5.31E-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495" calcext:value-type="float">
            <text:p>1.50E-02</text:p>
          </table:table-cell>
          <table:table-cell table:formula="of:=[.C2]/([.E2])" office:value-type="float" office:value="3.54916387959866" calcext:value-type="float">
            <text:p>3.54916387959866</text:p>
          </table:table-cell>
          <table:table-cell table:formula="of:=[.F2]*((0.000000004418)/(0.25))*100000000" office:value-type="float" office:value="6.27208240802676" calcext:value-type="float">
            <text:p>6.27208240802676</text:p>
          </table:table-cell>
          <table:table-cell table:formula="of:=([.E2])*[.D2]" office:value-type="float" office:value="0.00103155" calcext:value-type="float">
            <text:p>0.00103155</text:p>
          </table:table-cell>
          <table:table-cell table:formula="of:=40.92 + 52.82*[.G2] - 1.043*([.G2]^2) + 0.0258*[.G2]^3" office:value-type="float" office:value="337.546626372048" calcext:value-type="float">
            <text:p>337.546626372048</text:p>
          </table:table-cell>
          <table:table-cell table:formula="of:=(9.81*(1/[.$O$33])*([.I2] - [.$O$33])*[.$O$30]^3*(1.2)^2*1044)/(0.000015*[.$O$34])" office:value-type="float" office:value="13.5008732816889" calcext:value-type="float">
            <text:p>13.5008732816889</text:p>
          </table:table-cell>
          <table:table-cell table:formula="of:=2*PI()*[.$O$30]*[.$O$34]*([.I2] - [.$O$33])" office:value-type="float" office:value="12105446.1342029" calcext:value-type="float">
            <text:p>12105446.1342029</text:p>
          </table:table-cell>
          <table:table-cell table:formula="of:=2*PI()*0.25*[.$O$30]*[.$O$34]*([.I2] - [.$O$33])*POWER([.J2];1)" office:value-type="float" office:value="40858523.569046" calcext:value-type="float">
            <text:p>40858523.569046</text:p>
          </table:table-cell>
          <table:table-cell table:formula="of:=([.H2] - [.K2] - [.L2])/(2*PI()*0.0000000567 * [.$O$29] *  [.$O$30]  *([.I2]^4 - [.$O$33]^4))" office:value-type="float" office:value="-2825840669.83781" calcext:value-type="float">
            <text:p>-2825840669.837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7942" calcext:value-type="float">
            <text:p>7.94E-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239" calcext:value-type="float">
            <text:p>2.24E-02</text:p>
          </table:table-cell>
          <table:table-cell table:formula="of:=[.C3]/([.E3])" office:value-type="float" office:value="3.54711924966503" calcext:value-type="float">
            <text:p>3.54711924966503</text:p>
          </table:table-cell>
          <table:table-cell table:formula="of:=[.F3]*((0.000000004418)/(0.25))*100000000" office:value-type="float" office:value="6.26846913800804" calcext:value-type="float">
            <text:p>6.26846913800804</text:p>
          </table:table-cell>
          <table:table-cell table:formula="of:=([.E3])*[.D3]" office:value-type="float" office:value="0.00232856" calcext:value-type="float">
            <text:p>0.00232856</text:p>
          </table:table-cell>
          <table:table-cell table:formula="of:=40.92 + 52.82*[.G3] - 1.043*([.G3]^2) + 0.0258*[.G3]^3" office:value-type="float" office:value="337.39203878955" calcext:value-type="float">
            <text:p>337.39203878955</text:p>
          </table:table-cell>
          <table:table-cell table:formula="of:=(9.81*(1/[.$O$33])*([.I3] - [.$O$33])*[.$O$30]^3*(1.2)^2*1044)/(0.000015*[.$O$34])" office:value-type="float" office:value="13.4540219815523" calcext:value-type="float">
            <text:p>13.4540219815523</text:p>
          </table:table-cell>
          <table:table-cell table:formula="of:=2*PI()*[.$O$30]*[.$O$34]*([.I3] - [.$O$33])" office:value-type="float" office:value="12063437.3042341" calcext:value-type="float">
            <text:p>12063437.3042341</text:p>
          </table:table-cell>
          <table:table-cell table:formula="of:=2*PI()*0.25*[.$O$30]*[.$O$34]*([.I3] - [.$O$33])*POWER([.J3];1)" office:value-type="float" office:value="40575437.666061" calcext:value-type="float">
            <text:p>40575437.666061</text:p>
          </table:table-cell>
          <table:table-cell table:formula="of:=([.H3] - [.K3] - [.L3])/(2*PI()*0.0000000567 * [.$O$29] *  [.$O$30]  *([.I3]^4 - [.$O$33]^4))" office:value-type="float" office:value="-2820439722.19705" calcext:value-type="float">
            <text:p>-2820439722.197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1573" calcext:value-type="float">
            <text:p>1.16E-0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256" calcext:value-type="float">
            <text:p>3.26E-02</text:p>
          </table:table-cell>
          <table:table-cell table:formula="of:=[.C4]/([.E4])" office:value-type="float" office:value="3.55436117936118" calcext:value-type="float">
            <text:p>3.55436117936118</text:p>
          </table:table-cell>
          <table:table-cell table:formula="of:=[.F4]*((0.000000004418)/(0.25))*100000000" office:value-type="float" office:value="6.28126707616708" calcext:value-type="float">
            <text:p>6.28126707616708</text:p>
          </table:table-cell>
          <table:table-cell table:formula="of:=([.E4])*[.D4]" office:value-type="float" office:value="0.00498168" calcext:value-type="float">
            <text:p>0.00498168</text:p>
          </table:table-cell>
          <table:table-cell table:formula="of:=40.92 + 52.82*[.G4] - 1.043*([.G4]^2) + 0.0258*[.G4]^3" office:value-type="float" office:value="337.939511182254" calcext:value-type="float">
            <text:p>337.939511182254</text:p>
          </table:table-cell>
          <table:table-cell table:formula="of:=(9.81*(1/[.$O$33])*([.I4] - [.$O$33])*[.$O$30]^3*(1.2)^2*1044)/(0.000015*[.$O$34])" office:value-type="float" office:value="13.6199460032143" calcext:value-type="float">
            <text:p>13.6199460032143</text:p>
          </table:table-cell>
          <table:table-cell table:formula="of:=2*PI()*[.$O$30]*[.$O$34]*([.I4] - [.$O$33])" office:value-type="float" office:value="12212211.7030964" calcext:value-type="float">
            <text:p>12212211.7030964</text:p>
          </table:table-cell>
          <table:table-cell table:formula="of:=2*PI()*0.25*[.$O$30]*[.$O$34]*([.I4] - [.$O$33])*POWER([.J4];1)" office:value-type="float" office:value="41582415.9939986" calcext:value-type="float">
            <text:p>41582415.9939986</text:p>
          </table:table-cell>
          <table:table-cell table:formula="of:=([.H4] - [.K4] - [.L4])/(2*PI()*0.0000000567 * [.$O$29] *  [.$O$30]  *([.I4]^4 - [.$O$33]^4))" office:value-type="float" office:value="-2839523648.53974" calcext:value-type="float">
            <text:p>-2839523648.539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4415" calcext:value-type="float">
            <text:p>1.44E-01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049" calcext:value-type="float">
            <text:p>4.05E-02</text:p>
          </table:table-cell>
          <table:table-cell table:formula="of:=[.C5]/([.E5])" office:value-type="float" office:value="3.56013830575451" calcext:value-type="float">
            <text:p>3.56013830575451</text:p>
          </table:table-cell>
          <table:table-cell table:formula="of:=[.F5]*((0.000000004418)/(0.25))*100000000" office:value-type="float" office:value="6.29147641392937" calcext:value-type="float">
            <text:p>6.29147641392937</text:p>
          </table:table-cell>
          <table:table-cell table:formula="of:=([.E5])*[.D5]" office:value-type="float" office:value="0.00773359" calcext:value-type="float">
            <text:p>0.00773359</text:p>
          </table:table-cell>
          <table:table-cell table:formula="of:=40.92 + 52.82*[.G5] - 1.043*([.G5]^2) + 0.0258*[.G5]^3" office:value-type="float" office:value="338.376117174444" calcext:value-type="float">
            <text:p>338.376117174444</text:p>
          </table:table-cell>
          <table:table-cell table:formula="of:=(9.81*(1/[.$O$33])*([.I5] - [.$O$33])*[.$O$30]^3*(1.2)^2*1044)/(0.000015*[.$O$34])" office:value-type="float" office:value="13.7522694282331" calcext:value-type="float">
            <text:p>13.7522694282331</text:p>
          </table:table-cell>
          <table:table-cell table:formula="of:=2*PI()*[.$O$30]*[.$O$34]*([.I5] - [.$O$33])" office:value-type="float" office:value="12330858.4054568" calcext:value-type="float">
            <text:p>12330858.4054568</text:p>
          </table:table-cell>
          <table:table-cell table:formula="of:=2*PI()*0.25*[.$O$30]*[.$O$34]*([.I5] - [.$O$33])*POWER([.J5];1)" office:value-type="float" office:value="42394321.7683089" calcext:value-type="float">
            <text:p>42394321.7683089</text:p>
          </table:table-cell>
          <table:table-cell table:formula="of:=([.H5] - [.K5] - [.L5])/(2*PI()*0.0000000567 * [.$O$29] *  [.$O$30]  *([.I5]^4 - [.$O$33]^4))" office:value-type="float" office:value="-2854656204.23818" calcext:value-type="float">
            <text:p>-2854656204.238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893" calcext:value-type="float">
            <text:p>1.89E-01</text:p>
          </table:table-cell>
          <table:table-cell office:value-type="float" office:value="0.252" calcext:value-type="float">
            <text:p>0.252</text:p>
          </table:table-cell>
          <table:table-cell office:value-type="float" office:value="0.05301" calcext:value-type="float">
            <text:p>5.30E-02</text:p>
          </table:table-cell>
          <table:table-cell table:formula="of:=[.C6]/([.E6])" office:value-type="float" office:value="3.57102433503113" calcext:value-type="float">
            <text:p>3.57102433503113</text:p>
          </table:table-cell>
          <table:table-cell table:formula="of:=[.F6]*((0.000000004418)/(0.25))*100000000" office:value-type="float" office:value="6.31071420486701" calcext:value-type="float">
            <text:p>6.31071420486701</text:p>
          </table:table-cell>
          <table:table-cell table:formula="of:=([.E6])*[.D6]" office:value-type="float" office:value="0.01335852" calcext:value-type="float">
            <text:p>0.01335852</text:p>
          </table:table-cell>
          <table:table-cell table:formula="of:=40.92 + 52.82*[.G6] - 1.043*([.G6]^2) + 0.0258*[.G6]^3" office:value-type="float" office:value="339.198513342528" calcext:value-type="float">
            <text:p>339.198513342528</text:p>
          </table:table-cell>
          <table:table-cell table:formula="of:=(9.81*(1/[.$O$33])*([.I6] - [.$O$33])*[.$O$30]^3*(1.2)^2*1044)/(0.000015*[.$O$34])" office:value-type="float" office:value="14.0015153836937" calcext:value-type="float">
            <text:p>14.0015153836937</text:p>
          </table:table-cell>
          <table:table-cell table:formula="of:=2*PI()*[.$O$30]*[.$O$34]*([.I6] - [.$O$33])" office:value-type="float" office:value="12554342.7256962" calcext:value-type="float">
            <text:p>12554342.7256962</text:p>
          </table:table-cell>
          <table:table-cell table:formula="of:=2*PI()*0.25*[.$O$30]*[.$O$34]*([.I6] - [.$O$33])*POWER([.J6];1)" office:value-type="float" office:value="43944955.7014998" calcext:value-type="float">
            <text:p>43944955.7014998</text:p>
          </table:table-cell>
          <table:table-cell table:formula="of:=([.H6] - [.K6] - [.L6])/(2*PI()*0.0000000567 * [.$O$29] *  [.$O$30]  *([.I6]^4 - [.$O$33]^4))" office:value-type="float" office:value="-2882952136.1825" calcext:value-type="float">
            <text:p>-2882952136.18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3025" calcext:value-type="float">
            <text:p>2.30E-0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6425" calcext:value-type="float">
            <text:p>6.43E-02</text:p>
          </table:table-cell>
          <table:table-cell table:formula="of:=[.C7]/([.E7])" office:value-type="float" office:value="3.58365758754864" calcext:value-type="float">
            <text:p>3.58365758754864</text:p>
          </table:table-cell>
          <table:table-cell table:formula="of:=[.F7]*((0.000000004418)/(0.25))*100000000" office:value-type="float" office:value="6.33303968871595" calcext:value-type="float">
            <text:p>6.33303968871595</text:p>
          </table:table-cell>
          <table:table-cell table:formula="of:=([.E7])*[.D7]" office:value-type="float" office:value="0.01972475" calcext:value-type="float">
            <text:p>0.01972475</text:p>
          </table:table-cell>
          <table:table-cell table:formula="of:=40.92 + 52.82*[.G7] - 1.043*([.G7]^2) + 0.0258*[.G7]^3" office:value-type="float" office:value="340.152390764819" calcext:value-type="float">
            <text:p>340.152390764819</text:p>
          </table:table-cell>
          <table:table-cell table:formula="of:=(9.81*(1/[.$O$33])*([.I7] - [.$O$33])*[.$O$30]^3*(1.2)^2*1044)/(0.000015*[.$O$34])" office:value-type="float" office:value="14.2906097383831" calcext:value-type="float">
            <text:p>14.2906097383831</text:p>
          </table:table-cell>
          <table:table-cell table:formula="of:=2*PI()*[.$O$30]*[.$O$34]*([.I7] - [.$O$33])" office:value-type="float" office:value="12813556.7828447" calcext:value-type="float">
            <text:p>12813556.7828447</text:p>
          </table:table-cell>
          <table:table-cell table:formula="of:=2*PI()*0.25*[.$O$30]*[.$O$34]*([.I7] - [.$O$33])*POWER([.J7];1)" office:value-type="float" office:value="45778384.8360614" calcext:value-type="float">
            <text:p>45778384.8360614</text:p>
          </table:table-cell>
          <table:table-cell table:formula="of:=([.H7] - [.K7] - [.L7])/(2*PI()*0.0000000567 * [.$O$29] *  [.$O$30]  *([.I7]^4 - [.$O$33]^4))" office:value-type="float" office:value="-2915433951.576" calcext:value-type="float">
            <text:p>-2915433951.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5885" calcext:value-type="float">
            <text:p>2.59E-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07202" calcext:value-type="float">
            <text:p>7.20E-02</text:p>
          </table:table-cell>
          <table:table-cell table:formula="of:=[.C8]/([.E8])" office:value-type="float" office:value="3.59414051652319" calcext:value-type="float">
            <text:p>3.59414051652319</text:p>
          </table:table-cell>
          <table:table-cell table:formula="of:=[.F8]*((0.000000004418)/(0.25))*100000000" office:value-type="float" office:value="6.35156512079978" calcext:value-type="float">
            <text:p>6.35156512079978</text:p>
          </table:table-cell>
          <table:table-cell table:formula="of:=([.E8])*[.D8]" office:value-type="float" office:value="0.0248469" calcext:value-type="float">
            <text:p>0.0248469</text:p>
          </table:table-cell>
          <table:table-cell table:formula="of:=40.92 + 52.82*[.G8] - 1.043*([.G8]^2) + 0.0258*[.G8]^3" office:value-type="float" office:value="340.943488939896" calcext:value-type="float">
            <text:p>340.943488939896</text:p>
          </table:table-cell>
          <table:table-cell table:formula="of:=(9.81*(1/[.$O$33])*([.I8] - [.$O$33])*[.$O$30]^3*(1.2)^2*1044)/(0.000015*[.$O$34])" office:value-type="float" office:value="14.5303701217146" calcext:value-type="float">
            <text:p>14.5303701217146</text:p>
          </table:table-cell>
          <table:table-cell table:formula="of:=2*PI()*[.$O$30]*[.$O$34]*([.I8] - [.$O$33])" office:value-type="float" office:value="13028535.9434499" calcext:value-type="float">
            <text:p>13028535.9434499</text:p>
          </table:table-cell>
          <table:table-cell table:formula="of:=2*PI()*0.25*[.$O$30]*[.$O$34]*([.I8] - [.$O$33])*POWER([.J8];1)" office:value-type="float" office:value="47327362.3505973" calcext:value-type="float">
            <text:p>47327362.3505973</text:p>
          </table:table-cell>
          <table:table-cell table:formula="of:=([.H8] - [.K8] - [.L8])/(2*PI()*0.0000000567 * [.$O$29] *  [.$O$30]  *([.I8]^4 - [.$O$33]^4))" office:value-type="float" office:value="-2942099566.91945" calcext:value-type="float">
            <text:p>-2942099566.919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8888" calcext:value-type="float">
            <text:p>2.89E-01</text:p>
          </table:table-cell>
          <table:table-cell office:value-type="float" office:value="0.385" calcext:value-type="float">
            <text:p>0.385</text:p>
          </table:table-cell>
          <table:table-cell office:value-type="float" office:value="0.08006" calcext:value-type="float">
            <text:p>8.01E-02</text:p>
          </table:table-cell>
          <table:table-cell table:formula="of:=[.C9]/([.E9])" office:value-type="float" office:value="3.60829377966525" calcext:value-type="float">
            <text:p>3.60829377966525</text:p>
          </table:table-cell>
          <table:table-cell table:formula="of:=[.F9]*((0.000000004418)/(0.25))*100000000" office:value-type="float" office:value="6.37657676742443" calcext:value-type="float">
            <text:p>6.37657676742443</text:p>
          </table:table-cell>
          <table:table-cell table:formula="of:=([.E9])*[.D9]" office:value-type="float" office:value="0.0308231" calcext:value-type="float">
            <text:p>0.0308231</text:p>
          </table:table-cell>
          <table:table-cell table:formula="of:=40.92 + 52.82*[.G9] - 1.043*([.G9]^2) + 0.0258*[.G9]^3" office:value-type="float" office:value="342.010970018555" calcext:value-type="float">
            <text:p>342.010970018555</text:p>
          </table:table-cell>
          <table:table-cell table:formula="of:=(9.81*(1/[.$O$33])*([.I9] - [.$O$33])*[.$O$30]^3*(1.2)^2*1044)/(0.000015*[.$O$34])" office:value-type="float" office:value="14.8538946609965" calcext:value-type="float">
            <text:p>14.8538946609965</text:p>
          </table:table-cell>
          <table:table-cell table:formula="of:=2*PI()*[.$O$30]*[.$O$34]*([.I9] - [.$O$33])" office:value-type="float" office:value="13318621.5402596" calcext:value-type="float">
            <text:p>13318621.5402596</text:p>
          </table:table-cell>
          <table:table-cell table:formula="of:=2*PI()*0.25*[.$O$30]*[.$O$34]*([.I9] - [.$O$33])*POWER([.J9];1)" office:value-type="float" office:value="49458350.3471737" calcext:value-type="float">
            <text:p>49458350.3471737</text:p>
          </table:table-cell>
          <table:table-cell table:formula="of:=([.H9] - [.K9] - [.L9])/(2*PI()*0.0000000567 * [.$O$29] *  [.$O$30]  *([.I9]^4 - [.$O$33]^4))" office:value-type="float" office:value="-2977692016.72074" calcext:value-type="float">
            <text:p>-2977692016.720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3295" calcext:value-type="float">
            <text:p>7.33E-01</text:p>
          </table:table-cell>
          <table:table-cell office:value-type="float" office:value="0.969" calcext:value-type="float">
            <text:p>0.969</text:p>
          </table:table-cell>
          <table:table-cell office:value-type="float" office:value="0.18766" calcext:value-type="float">
            <text:p>1.88E-01</text:p>
          </table:table-cell>
          <table:table-cell table:formula="of:=[.C10]/([.E10])" office:value-type="float" office:value="3.90573377384632" calcext:value-type="float">
            <text:p>3.90573377384632</text:p>
          </table:table-cell>
          <table:table-cell table:formula="of:=[.F10]*((0.000000004418)/(0.25))*100000000" office:value-type="float" office:value="6.90221272514121" calcext:value-type="float">
            <text:p>6.90221272514121</text:p>
          </table:table-cell>
          <table:table-cell table:formula="of:=([.E10])*[.D10]" office:value-type="float" office:value="0.18184254" calcext:value-type="float">
            <text:p>0.18184254</text:p>
          </table:table-cell>
          <table:table-cell table:formula="of:=40.92 + 52.82*[.G10] - 1.043*([.G10]^2) + 0.0258*[.G10]^3" office:value-type="float" office:value="364.289481135467" calcext:value-type="float">
            <text:p>364.289481135467</text:p>
          </table:table-cell>
          <table:table-cell table:formula="of:=(9.81*(1/[.$O$33])*([.I10] - [.$O$33])*[.$O$30]^3*(1.2)^2*1044)/(0.000015*[.$O$34])" office:value-type="float" office:value="21.6059066536006" calcext:value-type="float">
            <text:p>21.6059066536006</text:p>
          </table:table-cell>
          <table:table-cell table:formula="of:=2*PI()*[.$O$30]*[.$O$34]*([.I10] - [.$O$33])" office:value-type="float" office:value="19372757.1334599" calcext:value-type="float">
            <text:p>19372757.1334599</text:p>
          </table:table-cell>
          <table:table-cell table:formula="of:=2*PI()*0.25*[.$O$30]*[.$O$34]*([.I10] - [.$O$33])*POWER([.J10];1)" office:value-type="float" office:value="104641495.562103" calcext:value-type="float">
            <text:p>104641495.562103</text:p>
          </table:table-cell>
          <table:table-cell table:formula="of:=([.H10] - [.K10] - [.L10])/(2*PI()*0.0000000567 * [.$O$29] *  [.$O$30]  *([.I10]^4 - [.$O$33]^4))" office:value-type="float" office:value="-3625708396.43921" calcext:value-type="float">
            <text:p>-3625708396.439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0.68519" office:value-type="float" office:value="0.68519" calcext:value-type="float">
            <text:p>0.68519</text:p>
          </table:table-cell>
          <table:table-cell office:value-type="float" office:value="0.91" calcext:value-type="float">
            <text:p>0.91</text:p>
          </table:table-cell>
          <table:table-cell office:value-type="float" office:value="0.17737" calcext:value-type="float">
            <text:p>1.77E-01</text:p>
          </table:table-cell>
          <table:table-cell table:formula="of:=[.C11]/([.E11])" office:value-type="float" office:value="3.86305463156114" calcext:value-type="float">
            <text:p>3.86305463156114</text:p>
          </table:table-cell>
          <table:table-cell table:formula="of:=[.F11]*((0.000000004418)/(0.25))*100000000" office:value-type="float" office:value="6.82679014489485" calcext:value-type="float">
            <text:p>6.82679014489485</text:p>
          </table:table-cell>
          <table:table-cell table:formula="of:=([.E11])*[.D11]" office:value-type="float" office:value="0.1614067" calcext:value-type="float">
            <text:p>0.1614067</text:p>
          </table:table-cell>
          <table:table-cell table:formula="of:=40.92 + 52.82*[.G11] - 1.043*([.G11]^2) + 0.0258*[.G11]^3" office:value-type="float" office:value="361.110579160363" calcext:value-type="float">
            <text:p>361.110579160363</text:p>
          </table:table-cell>
          <table:table-cell table:formula="of:=(9.81*(1/[.$O$33])*([.I11] - [.$O$33])*[.$O$30]^3*(1.2)^2*1044)/(0.000015*[.$O$34])" office:value-type="float" office:value="20.6424677529231" calcext:value-type="float">
            <text:p>20.6424677529231</text:p>
          </table:table-cell>
          <table:table-cell table:formula="of:=2*PI()*[.$O$30]*[.$O$34]*([.I11] - [.$O$33])" office:value-type="float" office:value="18508897.6280481" calcext:value-type="float">
            <text:p>18508897.6280481</text:p>
          </table:table-cell>
          <table:table-cell table:formula="of:=2*PI()*0.25*[.$O$30]*[.$O$34]*([.I11] - [.$O$33])*POWER([.J11];1)" office:value-type="float" office:value="95517330.6072845" calcext:value-type="float">
            <text:p>95517330.6072845</text:p>
          </table:table-cell>
          <table:table-cell table:formula="of:=([.H11] - [.K11] - [.L11])/(2*PI()*0.0000000567 * [.$O$29] *  [.$O$30]  *([.I11]^4 - [.$O$33]^4))" office:value-type="float" office:value="-3543635082.6551" calcext:value-type="float">
            <text:p>-3543635082.6551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office:value-type="float" office:value="0.62349" calcext:value-type="float">
            <text:p>6.23E-01</text:p>
          </table:table-cell>
          <table:table-cell office:value-type="float" office:value="0.831" calcext:value-type="float">
            <text:p>0.831</text:p>
          </table:table-cell>
          <table:table-cell office:value-type="float" office:value="0.1635" calcext:value-type="float">
            <text:p>1.64E-01</text:p>
          </table:table-cell>
          <table:table-cell table:formula="of:=[.C12]/([.E12])" office:value-type="float" office:value="3.81339449541284" calcext:value-type="float">
            <text:p>3.81339449541284</text:p>
          </table:table-cell>
          <table:table-cell table:formula="of:=[.F12]*((0.000000004418)/(0.25))*100000000" office:value-type="float" office:value="6.73903075229358" calcext:value-type="float">
            <text:p>6.73903075229358</text:p>
          </table:table-cell>
          <table:table-cell table:formula="of:=([.E12])*[.D12]" office:value-type="float" office:value="0.1358685" calcext:value-type="float">
            <text:p>0.1358685</text:p>
          </table:table-cell>
          <table:table-cell table:formula="of:=40.92 + 52.82*[.G12] - 1.043*([.G12]^2) + 0.0258*[.G12]^3" office:value-type="float" office:value="357.404332571177" calcext:value-type="float">
            <text:p>357.404332571177</text:p>
          </table:table-cell>
          <table:table-cell table:formula="of:=(9.81*(1/[.$O$33])*([.I12] - [.$O$33])*[.$O$30]^3*(1.2)^2*1044)/(0.000015*[.$O$34])" office:value-type="float" office:value="19.519205013936" calcext:value-type="float">
            <text:p>19.519205013936</text:p>
          </table:table-cell>
          <table:table-cell table:formula="of:=2*PI()*[.$O$30]*[.$O$34]*([.I12] - [.$O$33])" office:value-type="float" office:value="17501733.4026193" calcext:value-type="float">
            <text:p>17501733.4026193</text:p>
          </table:table-cell>
          <table:table-cell table:formula="of:=2*PI()*0.25*[.$O$30]*[.$O$34]*([.I12] - [.$O$33])*POWER([.J12];1)" office:value-type="float" office:value="85404980.5962448" calcext:value-type="float">
            <text:p>85404980.5962448</text:p>
          </table:table-cell>
          <table:table-cell table:formula="of:=([.H12] - [.K12] - [.L12])/(2*PI()*0.0000000567 * [.$O$29] *  [.$O$30]  *([.I12]^4 - [.$O$33]^4))" office:value-type="float" office:value="-3443788504.10074" calcext:value-type="float">
            <text:p>-3443788504.100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766" calcext:value-type="float">
            <text:p>5.77E-01</text:p>
          </table:table-cell>
          <table:table-cell office:value-type="float" office:value="0.77" calcext:value-type="float">
            <text:p>0.77</text:p>
          </table:table-cell>
          <table:table-cell table:style-name="Default" office:value-type="float" office:value="0.15266" calcext:value-type="float">
            <text:p>0.15266</text:p>
          </table:table-cell>
          <table:table-cell table:formula="of:=[.C13]/([.E13])" office:value-type="float" office:value="3.77702083060396" calcext:value-type="float">
            <text:p>3.77702083060396</text:p>
          </table:table-cell>
          <table:table-cell table:formula="of:=[.F13]*((0.000000004418)/(0.25))*100000000" office:value-type="float" office:value="6.67475121184331" calcext:value-type="float">
            <text:p>6.67475121184331</text:p>
          </table:table-cell>
          <table:table-cell table:formula="of:=([.E13])*[.D13]" office:value-type="float" office:value="0.1175482" calcext:value-type="float">
            <text:p>0.1175482</text:p>
          </table:table-cell>
          <table:table-cell table:formula="of:=40.92 + 52.82*[.G13] - 1.043*([.G13]^2) + 0.0258*[.G13]^3" office:value-type="float" office:value="354.684595227918" calcext:value-type="float">
            <text:p>354.684595227918</text:p>
          </table:table-cell>
          <table:table-cell table:formula="of:=(9.81*(1/[.$O$33])*([.I13] - [.$O$33])*[.$O$30]^3*(1.2)^2*1044)/(0.000015*[.$O$34])" office:value-type="float" office:value="18.6949264496258" calcext:value-type="float">
            <text:p>18.6949264496258</text:p>
          </table:table-cell>
          <table:table-cell table:formula="of:=2*PI()*[.$O$30]*[.$O$34]*([.I13] - [.$O$33])" office:value-type="float" office:value="16762650.859465" calcext:value-type="float">
            <text:p>16762650.859465</text:p>
          </table:table-cell>
          <table:table-cell table:formula="of:=2*PI()*0.25*[.$O$30]*[.$O$34]*([.I13] - [.$O$33])*POWER([.J13];1)" office:value-type="float" office:value="78344131.2296135" calcext:value-type="float">
            <text:p>78344131.2296135</text:p>
          </table:table-cell>
          <table:table-cell table:formula="of:=([.H13] - [.K13] - [.L13])/(2*PI()*0.0000000567 * [.$O$29] *  [.$O$30]  *([.I13]^4 - [.$O$33]^4))" office:value-type="float" office:value="-3367583640.52532" calcext:value-type="float">
            <text:p>-3367583640.525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3673" calcext:value-type="float">
            <text:p>5.37E-01</text:p>
          </table:table-cell>
          <table:table-cell office:value-type="float" office:value="0.718" calcext:value-type="float">
            <text:p>0.718</text:p>
          </table:table-cell>
          <table:table-cell office:value-type="float" office:value="0.1432" calcext:value-type="float">
            <text:p>1.43E-01</text:p>
          </table:table-cell>
          <table:table-cell table:formula="of:=[.C14]/([.E14])" office:value-type="float" office:value="3.74811452513967" calcext:value-type="float">
            <text:p>3.74811452513967</text:p>
          </table:table-cell>
          <table:table-cell table:formula="of:=[.F14]*((0.000000004418)/(0.25))*100000000" office:value-type="float" office:value="6.62366798882682" calcext:value-type="float">
            <text:p>6.62366798882682</text:p>
          </table:table-cell>
          <table:table-cell table:formula="of:=([.E14])*[.D14]" office:value-type="float" office:value="0.1028176" calcext:value-type="float">
            <text:p>0.1028176</text:p>
          </table:table-cell>
          <table:table-cell table:formula="of:=40.92 + 52.82*[.G14] - 1.043*([.G14]^2) + 0.0258*[.G14]^3" office:value-type="float" office:value="352.520108472609" calcext:value-type="float">
            <text:p>352.520108472609</text:p>
          </table:table-cell>
          <table:table-cell table:formula="of:=(9.81*(1/[.$O$33])*([.I14] - [.$O$33])*[.$O$30]^3*(1.2)^2*1044)/(0.000015*[.$O$34])" office:value-type="float" office:value="18.0389292668255" calcext:value-type="float">
            <text:p>18.0389292668255</text:p>
          </table:table-cell>
          <table:table-cell table:formula="of:=2*PI()*[.$O$30]*[.$O$34]*([.I14] - [.$O$33])" office:value-type="float" office:value="16174456.422343" calcext:value-type="float">
            <text:p>16174456.422343</text:p>
          </table:table-cell>
          <table:table-cell table:formula="of:=2*PI()*0.25*[.$O$30]*[.$O$34]*([.I14] - [.$O$33])*POWER([.J14];1)" office:value-type="float" office:value="72942468.8329993" calcext:value-type="float">
            <text:p>72942468.8329993</text:p>
          </table:table-cell>
          <table:table-cell table:formula="of:=([.H14] - [.K14] - [.L14])/(2*PI()*0.0000000567 * [.$O$29] *  [.$O$30]  *([.I14]^4 - [.$O$33]^4))" office:value-type="float" office:value="-3305112850.66861" calcext:value-type="float">
            <text:p>-3305112850.668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7529" calcext:value-type="float">
            <text:p>4.75E-0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21" calcext:value-type="float">
            <text:p>1.28E-01</text:p>
          </table:table-cell>
          <table:table-cell table:formula="of:=[.C15]/([.E15])" office:value-type="float" office:value="3.70712112939708" calcext:value-type="float">
            <text:p>3.70712112939708</text:p>
          </table:table-cell>
          <table:table-cell table:formula="of:=[.F15]*((0.000000004418)/(0.25))*100000000" office:value-type="float" office:value="6.55122445987053" calcext:value-type="float">
            <text:p>6.55122445987053</text:p>
          </table:table-cell>
          <table:table-cell table:formula="of:=([.E15])*[.D15]" office:value-type="float" office:value="0.01653909" calcext:value-type="float">
            <text:p>0.01653909</text:p>
          </table:table-cell>
          <table:table-cell table:formula="of:=40.92 + 52.82*[.G15] - 1.043*([.G15]^2) + 0.0258*[.G15]^3" office:value-type="float" office:value="349.445796986144" calcext:value-type="float">
            <text:p>349.445796986144</text:p>
          </table:table-cell>
          <table:table-cell table:formula="of:=(9.81*(1/[.$O$33])*([.I15] - [.$O$33])*[.$O$30]^3*(1.2)^2*1044)/(0.000015*[.$O$34])" office:value-type="float" office:value="17.1071889042544" calcext:value-type="float">
            <text:p>17.1071889042544</text:p>
          </table:table-cell>
          <table:table-cell table:formula="of:=2*PI()*[.$O$30]*[.$O$34]*([.I15] - [.$O$33])" office:value-type="float" office:value="15339019.1484101" calcext:value-type="float">
            <text:p>15339019.1484101</text:p>
          </table:table-cell>
          <table:table-cell table:formula="of:=2*PI()*0.25*[.$O$30]*[.$O$34]*([.I15] - [.$O$33])*POWER([.J15];1)" office:value-type="float" office:value="65601874.5444567" calcext:value-type="float">
            <text:p>65601874.5444567</text:p>
          </table:table-cell>
          <table:table-cell table:formula="of:=([.H15] - [.K15] - [.L15])/(2*PI()*0.0000000567 * [.$O$29] *  [.$O$30]  *([.I15]^4 - [.$O$33]^4))" office:value-type="float" office:value="-3213534970.9957" calcext:value-type="float">
            <text:p>-3213534970.99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2449" calcext:value-type="float">
            <text:p>4.24E-01</text:p>
          </table:table-cell>
          <table:table-cell office:value-type="float" office:value="0.569" calcext:value-type="float">
            <text:p>0.569</text:p>
          </table:table-cell>
          <table:table-cell table:style-name="Default" office:value-type="float" office:value="0.11549" calcext:value-type="float">
            <text:p>0.11549</text:p>
          </table:table-cell>
          <table:table-cell table:formula="of:=[.C16]/([.E16])" office:value-type="float" office:value="3.67555632522296" calcext:value-type="float">
            <text:p>3.67555632522296</text:p>
          </table:table-cell>
          <table:table-cell table:formula="of:=[.F16]*((0.000000004418)/(0.25))*100000000" office:value-type="float" office:value="6.49544313793402" calcext:value-type="float">
            <text:p>6.49544313793402</text:p>
          </table:table-cell>
          <table:table-cell table:formula="of:=([.E16])*[.D16]" office:value-type="float" office:value="0.06571381" calcext:value-type="float">
            <text:p>0.06571381</text:p>
          </table:table-cell>
          <table:table-cell table:formula="of:=40.92 + 52.82*[.G16] - 1.043*([.G16]^2) + 0.0258*[.G16]^3" office:value-type="float" office:value="347.074755202482" calcext:value-type="float">
            <text:p>347.074755202482</text:p>
          </table:table-cell>
          <table:table-cell table:formula="of:=(9.81*(1/[.$O$33])*([.I16] - [.$O$33])*[.$O$30]^3*(1.2)^2*1044)/(0.000015*[.$O$34])" office:value-type="float" office:value="16.3885904990811" calcext:value-type="float">
            <text:p>16.3885904990811</text:p>
          </table:table-cell>
          <table:table-cell table:formula="of:=2*PI()*[.$O$30]*[.$O$34]*([.I16] - [.$O$33])" office:value-type="float" office:value="14694693.8440798" calcext:value-type="float">
            <text:p>14694693.8440798</text:p>
          </table:table-cell>
          <table:table-cell table:formula="of:=2*PI()*0.25*[.$O$30]*[.$O$34]*([.I16] - [.$O$33])*POWER([.J16];1)" office:value-type="float" office:value="60206329.9799981" calcext:value-type="float">
            <text:p>60206329.9799981</text:p>
          </table:table-cell>
          <table:table-cell table:formula="of:=([.H16] - [.K16] - [.L16])/(2*PI()*0.0000000567 * [.$O$29] *  [.$O$30]  *([.I16]^4 - [.$O$33]^4))" office:value-type="float" office:value="-3140568358.31583" calcext:value-type="float">
            <text:p>-3140568358.31583</text:p>
          </table:table-cell>
          <table:table-cell table:number-columns-repeated="2"/>
        </table:table-row>
        <table:table-row table:style-name="ro1">
          <table:table-cell office:value-type="float" office:value="100.5" calcext:value-type="float">
            <text:p>100.5</text:p>
          </table:table-cell>
          <table:table-cell/>
          <table:table-cell office:value-type="float" office:value="0.06653" calcext:value-type="float">
            <text:p>6.65E-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875" calcext:value-type="float">
            <text:p>1.88E-02</text:p>
          </table:table-cell>
          <table:table-cell table:formula="of:=[.C17]/([.E17])" office:value-type="float" office:value="3.54826666666667" calcext:value-type="float">
            <text:p>3.54826666666667</text:p>
          </table:table-cell>
          <table:table-cell table:formula="of:=[.F17]*((0.000000004418)/(0.25))*100000000" office:value-type="float" office:value="6.27049685333334" calcext:value-type="float">
            <text:p>6.27049685333334</text:p>
          </table:table-cell>
          <table:table-cell table:formula="of:=([.E17])*[.D17]" office:value-type="float" office:value="0.0018" calcext:value-type="float">
            <text:p>0.0018</text:p>
          </table:table-cell>
          <table:table-cell table:formula="of:=40.92 + 52.82*[.G17] - 1.043*([.G17]^2) + 0.0258*[.G17]^3" office:value-type="float" office:value="337.478792917234" calcext:value-type="float">
            <text:p>337.478792917234</text:p>
          </table:table-cell>
          <table:table-cell table:formula="of:=(9.81*(1/[.$O$33])*([.I17] - [.$O$33])*[.$O$30]^3*(1.2)^2*1044)/(0.000015*[.$O$34])" office:value-type="float" office:value="13.4803148028032" calcext:value-type="float">
            <text:p>13.4803148028032</text:p>
          </table:table-cell>
          <table:table-cell table:formula="of:=2*PI()*[.$O$30]*[.$O$34]*([.I17] - [.$O$33])" office:value-type="float" office:value="12087012.5444965" calcext:value-type="float">
            <text:p>12087012.5444965</text:p>
          </table:table-cell>
          <table:table-cell table:formula="of:=2*PI()*0.25*[.$O$30]*[.$O$34]*([.I17] - [.$O$33])*POWER([.J17];1)" office:value-type="float" office:value="40734183.5313111" calcext:value-type="float">
            <text:p>40734183.5313111</text:p>
          </table:table-cell>
          <table:table-cell table:formula="of:=([.H17] - [.K17] - [.L17])/(2*PI()*0.0000000567 * [.$O$29] *  [.$O$30]  *([.I17]^4 - [.$O$33]^4))" office:value-type="float" office:value="-2823471912.2727" calcext:value-type="float">
            <text:p>-2823471912.27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4" calcext:value-type="float">
            <text:p>1.34E-01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77" calcext:value-type="float">
            <text:p>3.77E-02</text:p>
          </table:table-cell>
          <table:table-cell table:formula="of:=[.C18]/([.E18])" office:value-type="float" office:value="3.55437665782493" calcext:value-type="float">
            <text:p>3.55437665782493</text:p>
          </table:table-cell>
          <table:table-cell table:formula="of:=[.F18]*((0.000000004418)/(0.25))*100000000" office:value-type="float" office:value="6.28129442970822" calcext:value-type="float">
            <text:p>6.28129442970822</text:p>
          </table:table-cell>
          <table:table-cell table:formula="of:=([.E18])*[.D18]" office:value-type="float" office:value="0.0073892" calcext:value-type="float">
            <text:p>0.0073892</text:p>
          </table:table-cell>
          <table:table-cell table:formula="of:=40.92 + 52.82*[.G18] - 1.043*([.G18]^2) + 0.0258*[.G18]^3" office:value-type="float" office:value="337.940681121266" calcext:value-type="float">
            <text:p>337.940681121266</text:p>
          </table:table-cell>
          <table:table-cell table:formula="of:=(9.81*(1/[.$O$33])*([.I18] - [.$O$33])*[.$O$30]^3*(1.2)^2*1044)/(0.000015*[.$O$34])" office:value-type="float" office:value="13.620300579972" calcext:value-type="float">
            <text:p>13.620300579972</text:p>
          </table:table-cell>
          <table:table-cell table:formula="of:=2*PI()*[.$O$30]*[.$O$34]*([.I18] - [.$O$33])" office:value-type="float" office:value="12212529.6314075" calcext:value-type="float">
            <text:p>12212529.6314075</text:p>
          </table:table-cell>
          <table:table-cell table:formula="of:=2*PI()*0.25*[.$O$30]*[.$O$34]*([.I18] - [.$O$33])*POWER([.J18];1)" office:value-type="float" office:value="41584581.105396" calcext:value-type="float">
            <text:p>41584581.105396</text:p>
          </table:table-cell>
          <table:table-cell table:formula="of:=([.H18] - [.K18] - [.L18])/(2*PI()*0.0000000567 * [.$O$29] *  [.$O$30]  *([.I18]^4 - [.$O$33]^4))" office:value-type="float" office:value="-2839564300.64142" calcext:value-type="float">
            <text:p>-2839564300.64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1.70E-0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795" calcext:value-type="float">
            <text:p>4.80E-02</text:p>
          </table:table-cell>
          <table:table-cell table:formula="of:=[.C19]/([.E19])" office:value-type="float" office:value="3.54535974973931" calcext:value-type="float">
            <text:p>3.54535974973931</text:p>
          </table:table-cell>
          <table:table-cell table:formula="of:=[.F19]*((0.000000004418)/(0.25))*100000000" office:value-type="float" office:value="6.26535974973931" calcext:value-type="float">
            <text:p>6.26535974973931</text:p>
          </table:table-cell>
          <table:table-cell table:formula="of:=([.E19])*[.D19]" office:value-type="float" office:value="0.01203545" calcext:value-type="float">
            <text:p>0.01203545</text:p>
          </table:table-cell>
          <table:table-cell table:formula="of:=40.92 + 52.82*[.G19] - 1.043*([.G19]^2) + 0.0258*[.G19]^3" office:value-type="float" office:value="337.258997266519" calcext:value-type="float">
            <text:p>337.258997266519</text:p>
          </table:table-cell>
          <table:table-cell table:formula="of:=(9.81*(1/[.$O$33])*([.I19] - [.$O$33])*[.$O$30]^3*(1.2)^2*1044)/(0.000015*[.$O$34])" office:value-type="float" office:value="13.4137007071949" calcext:value-type="float">
            <text:p>13.4137007071949</text:p>
          </table:table-cell>
          <table:table-cell table:formula="of:=2*PI()*[.$O$30]*[.$O$34]*([.I19] - [.$O$33])" office:value-type="float" office:value="12027283.56776" calcext:value-type="float">
            <text:p>12027283.56776</text:p>
          </table:table-cell>
          <table:table-cell table:formula="of:=2*PI()*0.25*[.$O$30]*[.$O$34]*([.I19] - [.$O$33])*POWER([.J19];1)" office:value-type="float" office:value="40332595.5246243" calcext:value-type="float">
            <text:p>40332595.5246243</text:p>
          </table:table-cell>
          <table:table-cell table:formula="of:=([.H19] - [.K19] - [.L19])/(2*PI()*0.0000000567 * [.$O$29] *  [.$O$30]  *([.I19]^4 - [.$O$33]^4))" office:value-type="float" office:value="-2815783782.4016" calcext:value-type="float">
            <text:p>-2815783782.4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0511" calcext:value-type="float">
            <text:p>2.05E-01</text:p>
          </table:table-cell>
          <table:table-cell office:value-type="float" office:value="0.301" calcext:value-type="float">
            <text:p>0.301</text:p>
          </table:table-cell>
          <table:table-cell office:value-type="float" office:value="0.05742" calcext:value-type="float">
            <text:p>5.74E-02</text:p>
          </table:table-cell>
          <table:table-cell table:formula="of:=[.C20]/([.E20])" office:value-type="float" office:value="3.57210031347962" calcext:value-type="float">
            <text:p>3.57210031347962</text:p>
          </table:table-cell>
          <table:table-cell table:formula="of:=[.F20]*((0.000000004418)/(0.25))*100000000" office:value-type="float" office:value="6.31261567398119" calcext:value-type="float">
            <text:p>6.31261567398119</text:p>
          </table:table-cell>
          <table:table-cell table:formula="of:=([.E20])*[.E20]" office:value-type="float" office:value="0.0032970564" calcext:value-type="float">
            <text:p>0.0032970564</text:p>
          </table:table-cell>
          <table:table-cell table:formula="of:=40.92 + 52.82*[.G20] - 1.043*([.G20]^2) + 0.0258*[.G20]^3" office:value-type="float" office:value="339.279776921696" calcext:value-type="float">
            <text:p>339.279776921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3587" calcext:value-type="float">
            <text:p>2.36E-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06589" calcext:value-type="float">
            <text:p>6.59E-02</text:p>
          </table:table-cell>
          <table:table-cell table:formula="of:=[.C21]/([.E21])" office:value-type="float" office:value="3.57975413568068" calcext:value-type="float">
            <text:p>3.57975413568068</text:p>
          </table:table-cell>
          <table:table-cell table:formula="of:=[.F21]*((0.000000004418)/(0.25))*100000000" office:value-type="float" office:value="6.3261415085749" calcext:value-type="float">
            <text:p>6.3261415085749</text:p>
          </table:table-cell>
          <table:table-cell table:formula="of:=([.E21])*[.D21]" office:value-type="float" office:value="0.02286383" calcext:value-type="float">
            <text:p>0.02286383</text:p>
          </table:table-cell>
          <table:table-cell table:formula="of:=40.92 + 52.82*[.G21] - 1.043*([.G21]^2) + 0.0258*[.G21]^3" office:value-type="float" office:value="339.857718402898" calcext:value-type="float">
            <text:p>339.8577184028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687" calcext:value-type="float">
            <text:p>2.69E-01</text:p>
          </table:table-cell>
          <table:table-cell office:value-type="float" office:value="0.395" calcext:value-type="float">
            <text:p>0.395</text:p>
          </table:table-cell>
          <table:table-cell office:value-type="float" office:value="0.07487" calcext:value-type="float">
            <text:p>7.49E-02</text:p>
          </table:table-cell>
          <table:table-cell table:formula="of:=[.C22]/([.E22])" office:value-type="float" office:value="3.58888740483505" calcext:value-type="float">
            <text:p>3.58888740483505</text:p>
          </table:table-cell>
          <table:table-cell table:formula="of:=[.F22]*((0.000000004418)/(0.25))*100000000" office:value-type="float" office:value="6.34228182182449" calcext:value-type="float">
            <text:p>6.34228182182449</text:p>
          </table:table-cell>
          <table:table-cell table:formula="of:=([.E22])*[.E22]" office:value-type="float" office:value="0.0056055169" calcext:value-type="float">
            <text:p>0.0056055169</text:p>
          </table:table-cell>
          <table:table-cell table:formula="of:=40.92 + 52.82*[.G22] - 1.043*([.G22]^2) + 0.0258*[.G22]^3" office:value-type="float" office:value="340.5471082613" calcext:value-type="float">
            <text:p>340.54710826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23]/([.E23])" office:value-type="string" office:string-value="" calcext:value-type="error">
            <text:p>#DIV/0!</text:p>
          </table:table-cell>
          <table:table-cell table:formula="of:=[.F23]*((0.000000004418)/(0.25))*100000000" office:value-type="string" office:string-value="" calcext:value-type="error">
            <text:p>#DIV/0!</text:p>
          </table:table-cell>
          <table:table-cell table:formula="of:=([.E23])*[.D23]" office:value-type="float" office:value="0" calcext:value-type="float">
            <text:p>0</text:p>
          </table:table-cell>
          <table:table-cell table:formula="of:=40.92 + 52.82*[.G23] - 1.043*([.G23]^2) + 0.0258*[.G23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24]/([.E24])" office:value-type="string" office:string-value="" calcext:value-type="error">
            <text:p>#DIV/0!</text:p>
          </table:table-cell>
          <table:table-cell table:formula="of:=[.F24]*((0.000000004418)/(0.25))*100000000" office:value-type="string" office:string-value="" calcext:value-type="error">
            <text:p>#DIV/0!</text:p>
          </table:table-cell>
          <table:table-cell table:formula="of:=([.E24])*[.D24]" office:value-type="float" office:value="0" calcext:value-type="float">
            <text:p>0</text:p>
          </table:table-cell>
          <table:table-cell table:formula="of:=40.92 + 52.82*[.G24] - 1.043*([.G24]^2) + 0.0258*[.G24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25]/([.E25])" office:value-type="string" office:string-value="" calcext:value-type="error">
            <text:p>#DIV/0!</text:p>
          </table:table-cell>
          <table:table-cell table:formula="of:=[.F25]*((0.000000004418)/(0.25))*100000000" office:value-type="string" office:string-value="" calcext:value-type="error">
            <text:p>#DIV/0!</text:p>
          </table:table-cell>
          <table:table-cell table:formula="of:=([.E25])*[.D25]" office:value-type="float" office:value="0" calcext:value-type="float">
            <text:p>0</text:p>
          </table:table-cell>
          <table:table-cell table:formula="of:=40.92 + 52.82*[.G25] - 1.043*([.G25]^2) + 0.0258*[.G25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26]/([.E26])" office:value-type="string" office:string-value="" calcext:value-type="error">
            <text:p>#DIV/0!</text:p>
          </table:table-cell>
          <table:table-cell table:formula="of:=[.F26]*((0.000000004418)/(0.25))*100000000" office:value-type="string" office:string-value="" calcext:value-type="error">
            <text:p>#DIV/0!</text:p>
          </table:table-cell>
          <table:table-cell table:formula="of:=([.E26])*[.D26]" office:value-type="float" office:value="0" calcext:value-type="float">
            <text:p>0</text:p>
          </table:table-cell>
          <table:table-cell table:formula="of:=40.92 + 52.82*[.G26] - 1.043*([.G26]^2) + 0.0258*[.G26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27]/([.E27])" office:value-type="string" office:string-value="" calcext:value-type="error">
            <text:p>#DIV/0!</text:p>
          </table:table-cell>
          <table:table-cell table:formula="of:=[.F27]*((0.000000004418)/(0.25))*100000000" office:value-type="string" office:string-value="" calcext:value-type="error">
            <text:p>#DIV/0!</text:p>
          </table:table-cell>
          <table:table-cell table:formula="of:=([.E27])*[.D27]" office:value-type="float" office:value="0" calcext:value-type="float">
            <text:p>0</text:p>
          </table:table-cell>
          <table:table-cell table:formula="of:=40.92 + 52.82*[.G27] - 1.043*([.G27]^2) + 0.0258*[.G27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28]/([.E28])" office:value-type="string" office:string-value="" calcext:value-type="error">
            <text:p>#DIV/0!</text:p>
          </table:table-cell>
          <table:table-cell table:formula="of:=[.F28]*((0.000000004418)/(0.25))*100000000" office:value-type="string" office:string-value="" calcext:value-type="error">
            <text:p>#DIV/0!</text:p>
          </table:table-cell>
          <table:table-cell table:formula="of:=([.E28])*[.D28]" office:value-type="float" office:value="0" calcext:value-type="float">
            <text:p>0</text:p>
          </table:table-cell>
          <table:table-cell table:formula="of:=40.92 + 52.82*[.G28] - 1.043*([.G28]^2) + 0.0258*[.G28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29]/([.E29])" office:value-type="string" office:string-value="" calcext:value-type="error">
            <text:p>#DIV/0!</text:p>
          </table:table-cell>
          <table:table-cell table:formula="of:=[.F29]*((0.000000004418)/(0.25))*100000000" office:value-type="string" office:string-value="" calcext:value-type="error">
            <text:p>#DIV/0!</text:p>
          </table:table-cell>
          <table:table-cell table:formula="of:=([.E29])*[.D29]" office:value-type="float" office:value="0" calcext:value-type="float">
            <text:p>0</text:p>
          </table:table-cell>
          <table:table-cell table:formula="of:=40.92 + 52.82*[.G29] - 1.043*([.G29]^2) + 0.0258*[.G29]^3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Radius</text:p>
          </table:table-cell>
          <table:table-cell table:style-name="ce1" table:formula="of:=0.000075/2" office:value-type="float" office:value="0.0000375" calcext:value-type="float">
            <text:p>3.75E-0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30]/([.E30])" office:value-type="string" office:string-value="" calcext:value-type="error">
            <text:p>#DIV/0!</text:p>
          </table:table-cell>
          <table:table-cell table:formula="of:=[.F30]*((0.000000004418)/(0.25))*100000000" office:value-type="string" office:string-value="" calcext:value-type="error">
            <text:p>#DIV/0!</text:p>
          </table:table-cell>
          <table:table-cell table:formula="of:=([.E30])*[.D30]" office:value-type="float" office:value="0" calcext:value-type="float">
            <text:p>0</text:p>
          </table:table-cell>
          <table:table-cell table:formula="of:=40.92 + 52.82*[.G30] - 1.043*([.G30]^2) + 0.0258*[.G30]^3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Length</text:p>
          </table:table-cell>
          <table:table-cell table:style-name="ce1" table:formula="of:=0.25" office:value-type="float" office:value="0.25" calcext:value-type="float">
            <text:p>2.50E-0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31]/([.E31])" office:value-type="string" office:string-value="" calcext:value-type="error">
            <text:p>#DIV/0!</text:p>
          </table:table-cell>
          <table:table-cell table:formula="of:=[.F31]*((0.000000004418)/(0.25))*100000000" office:value-type="string" office:string-value="" calcext:value-type="error">
            <text:p>#DIV/0!</text:p>
          </table:table-cell>
          <table:table-cell table:formula="of:=([.E31])*[.D31]" office:value-type="float" office:value="0" calcext:value-type="float">
            <text:p>0</text:p>
          </table:table-cell>
          <table:table-cell table:formula="of:=40.92 + 52.82*[.G31] - 1.043*([.G31]^2) + 0.0258*[.G31]^3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Area</text:p>
          </table:table-cell>
          <table:table-cell table:formula="of:=PI()*((0.000075)/2)^2" office:value-type="float" office:value="0.00000000441786466911065" calcext:value-type="float">
            <text:p>4.41786466911065E-0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32]/([.E32])" office:value-type="string" office:string-value="" calcext:value-type="error">
            <text:p>#DIV/0!</text:p>
          </table:table-cell>
          <table:table-cell table:formula="of:=[.F32]*((0.000000004418)/(0.25))*100000000" office:value-type="string" office:string-value="" calcext:value-type="error">
            <text:p>#DIV/0!</text:p>
          </table:table-cell>
          <table:table-cell table:formula="of:=([.E32])*[.D32]" office:value-type="float" office:value="0" calcext:value-type="float">
            <text:p>0</text:p>
          </table:table-cell>
          <table:table-cell table:formula="of:=40.92 + 52.82*[.G32] - 1.043*([.G32]^2) + 0.0258*[.G32]^3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gravity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33]/([.E33])" office:value-type="string" office:string-value="" calcext:value-type="error">
            <text:p>#DIV/0!</text:p>
          </table:table-cell>
          <table:table-cell table:formula="of:=[.F33]*((0.000000004418)/(0.25))*100000000" office:value-type="string" office:string-value="" calcext:value-type="error">
            <text:p>#DIV/0!</text:p>
          </table:table-cell>
          <table:table-cell table:formula="of:=([.E33])*[.D33]" office:value-type="float" office:value="0" calcext:value-type="float">
            <text:p>0</text:p>
          </table:table-cell>
          <table:table-cell table:formula="of:=40.92 + 52.82*[.G33] - 1.043*([.G33]^2) + 0.0258*[.G33]^3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Room temperature</text:p>
          </table:table-cell>
          <table:table-cell table:formula="of:=20+273" office:value-type="float" office:value="293" calcext:value-type="float">
            <text:p>29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34]/([.E34])" office:value-type="string" office:string-value="" calcext:value-type="error">
            <text:p>#DIV/0!</text:p>
          </table:table-cell>
          <table:table-cell table:formula="of:=[.F34]*((0.000000004418)/(0.25))*100000000" office:value-type="string" office:string-value="" calcext:value-type="error">
            <text:p>#DIV/0!</text:p>
          </table:table-cell>
          <table:table-cell table:formula="of:=([.E34])*[.D34]" office:value-type="float" office:value="0" calcext:value-type="float">
            <text:p>0</text:p>
          </table:table-cell>
          <table:table-cell table:formula="of:=40.92 + 52.82*[.G34] - 1.043*([.G34]^2) + 0.0258*[.G34]^3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Thermal Conductivity</text:p>
          </table:table-cell>
          <table:table-cell table:style-name="ce1" office:value-type="float" office:value="173000" calcext:value-type="float">
            <text:p>1.73E+0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C35]/([.E35])" office:value-type="string" office:string-value="" calcext:value-type="error">
            <text:p>#DIV/0!</text:p>
          </table:table-cell>
          <table:table-cell/>
          <table:table-cell table:formula="of:=([.E35])*[.D35]" office:value-type="float" office:value="0" calcext:value-type="float">
            <text:p>0</text:p>
          </table:table-cell>
          <table:table-cell table:formula="of:=40.92 + 52.82*[.G35] - 1.043*([.G35]^2) + 0.0258*[.G35]^3" office:value-type="float" office:value="40.92" calcext:value-type="float">
            <text:p>40.9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1:01:40.158415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0:56:02.427335588</meta:creation-date>
    <dc:date>2025-03-18T12:05:34.051429473</dc:date>
    <meta:editing-duration>PT2H5M41S</meta:editing-duration>
    <meta:editing-cycles>6</meta:editing-cycles>
    <meta:generator>LibreOffice/25.2.1.2$Linux_X86_64 LibreOffice_project/520$Build-2</meta:generator>
    <meta:document-statistic meta:table-count="1" meta:cell-count="297" meta:object-count="0"/>
  </office:meta>
</office:document-meta>
</file>